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Luxi Sans1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Table6" style:family="table">
      <style:table-properties style:width="5.4896in" fo:margin-left="0.5in" fo:margin-right="0.6785in" table:align="margins" style:writing-mode="lr-tb"/>
    </style:style>
    <style:style style:name="Table6.A" style:family="table-column">
      <style:table-column-properties style:column-width="5.4896in" style:rel-column-width="65535*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5.4896in" fo:margin-left="0.6361in" fo:margin-right="0.5424in" table:align="margins" style:writing-mode="lr-tb"/>
    </style:style>
    <style:style style:name="Table3.A" style:family="table-column">
      <style:table-column-properties style:column-width="5.4896in" style:rel-column-width="65535*"/>
    </style:style>
    <style:style style:name="Table3.A1" style:family="table-cell">
      <style:table-cell-properties fo:padding="0.0382in" fo:border="0.0007in solid #000000"/>
    </style:style>
    <style:style style:name="Table7" style:family="table">
      <style:table-properties style:width="5.4896in" fo:margin-left="0.5104in" fo:margin-right="0.6681in" table:align="margins" style:writing-mode="lr-tb"/>
    </style:style>
    <style:style style:name="Table7.A" style:family="table-column">
      <style:table-column-properties style:column-width="5.4896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6583in" fo:margin-left="0in" fo:margin-right="0.0097in" table:align="margins" style:writing-mode="lr-tb"/>
    </style:style>
    <style:style style:name="Table8.A" style:family="table-column">
      <style:table-column-properties style:column-width="1.1583in" style:rel-column-width="11398*"/>
    </style:style>
    <style:style style:name="Table8.B" style:family="table-column">
      <style:table-column-properties style:column-width="5.5in" style:rel-column-width="54137*"/>
    </style:style>
    <style:style style:name="Table8.A1" style:family="table-cell">
      <style:table-cell-properties fo:padding-left="0.0799in" fo:padding-right="0.0799in" fo:padding-top="0in" fo:padding-bottom="0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-left="0.0799in" fo:padding-right="0.0799in" fo:padding-top="0in" fo:padding-bottom="0in" fo:border="0.0007in solid #000000"/>
    </style:style>
    <style:style style:name="Table8.A2" style:family="table-cell">
      <style:table-cell-properties fo:padding-left="0.0799in" fo:padding-right="0.0799in" fo:padding-top="0in" fo:padding-bottom="0in" fo:border-left="0.0007in solid #000000" fo:border-right="none" fo:border-top="none" fo:border-bottom="0.0007in solid #000000"/>
    </style:style>
    <style:style style:name="Table8.B2" style:family="table-cell">
      <style:table-cell-properties fo:padding-left="0.0799in" fo:padding-right="0.0799in" fo:padding-top="0in" fo:padding-bottom="0in" fo:border-left="0.0007in solid #000000" fo:border-right="0.0007in solid #000000" fo:border-top="none" fo:border-bottom="0.0007in solid #000000"/>
    </style:style>
    <style:style style:name="Table8.B3" style:family="table-cell">
      <style:table-cell-properties fo:background-color="transparent" fo:padding-left="0.0799in" fo:padding-right="0.0799in" fo:padding-top="0in" fo:padding-bottom="0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6.6583in" fo:margin-left="0in" fo:margin-right="0.0097in" table:align="margins" style:writing-mode="lr-tb"/>
    </style:style>
    <style:style style:name="Table10.A" style:family="table-column">
      <style:table-column-properties style:column-width="1.1583in" style:rel-column-width="11398*"/>
    </style:style>
    <style:style style:name="Table10.B" style:family="table-column">
      <style:table-column-properties style:column-width="5.5in" style:rel-column-width="54137*"/>
    </style:style>
    <style:style style:name="Table10.A1" style:family="table-cell">
      <style:table-cell-properties fo:padding-left="0.0799in" fo:padding-right="0.0799in" fo:padding-top="0in" fo:padding-bottom="0in" fo:border-left="0.0007in solid #000000" fo:border-right="none" fo:border-top="0.0007in solid #000000" fo:border-bottom="0.0007in solid #000000"/>
    </style:style>
    <style:style style:name="Table10.B1" style:family="table-cell">
      <style:table-cell-properties fo:background-color="transparent" fo:padding-left="0.0799in" fo:padding-right="0.0799in" fo:padding-top="0in" fo:padding-bottom="0in" fo:border="0.0007in solid #000000">
        <style:background-image/>
      </style:table-cell-properties>
    </style:style>
    <style:style style:name="Table10.A2" style:family="table-cell">
      <style:table-cell-properties fo:padding-left="0.0799in" fo:padding-right="0.0799in" fo:padding-top="0in" fo:padding-bottom="0in" fo:border-left="0.0007in solid #000000" fo:border-right="none" fo:border-top="none" fo:border-bottom="0.0007in solid #000000"/>
    </style:style>
    <style:style style:name="Table10.B2" style:family="table-cell">
      <style:table-cell-properties fo:padding-left="0.0799in" fo:padding-right="0.0799in" fo:padding-top="0in" fo:padding-bottom="0in" fo:border-left="0.0007in solid #000000" fo:border-right="0.0007in solid #000000" fo:border-top="none" fo:border-bottom="0.0007in solid #000000"/>
    </style:style>
    <style:style style:name="Table5" style:family="table">
      <style:table-properties style:width="5.5in" fo:margin-left="0.5in" fo:margin-right="0.6681in" table:align="margins" style:writing-mode="lr-tb"/>
    </style:style>
    <style:style style:name="Table5.A" style:family="table-column">
      <style:table-column-properties style:column-width="5.5in" style:rel-column-width="65535*"/>
    </style:style>
    <style:style style:name="Table5.A1" style:family="table-cell">
      <style:table-cell-properties fo:padding="0.0382in" fo:border="0.0007in solid #000000"/>
    </style:style>
    <style:style style:name="Table1" style:family="table">
      <style:table-properties style:width="6.6569in" table:align="left" style:writing-mode="lr-tb"/>
    </style:style>
    <style:style style:name="Table1.A" style:family="table-column">
      <style:table-column-properties style:column-width="1.6118in"/>
    </style:style>
    <style:style style:name="Table1.B" style:family="table-column">
      <style:table-column-properties style:column-width="5.04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6569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031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5.4896in" fo:margin-left="0.5111in" fo:margin-right="0.6674in" table:align="margins" style:writing-mode="lr-tb"/>
    </style:style>
    <style:style style:name="Table4.A" style:family="table-column">
      <style:table-column-properties style:column-width="5.4896in" style:rel-column-width="65535*"/>
    </style:style>
    <style:style style:name="Table4.A1" style:family="table-cell">
      <style:table-cell-properties fo:padding="0.0382in" fo:border="0.0007in solid #000000"/>
    </style:style>
    <style:style style:name="Table9" style:family="table">
      <style:table-properties style:width="5.4896in" fo:margin-left="0.5in" fo:margin-right="0.6785in" table:align="margins" style:writing-mode="lr-tb"/>
    </style:style>
    <style:style style:name="Table9.A" style:family="table-column">
      <style:table-column-properties style:column-width="5.4896in" style:rel-column-width="65535*"/>
    </style:style>
    <style:style style:name="Table9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1" fo:font-size="12pt" fo:font-weight="bold" style:font-size-asian="12pt" style:font-weight-asian="bold" style:font-size-complex="12pt"/>
    </style:style>
    <style:style style:name="P3" style:family="paragraph" style:parent-style-name="Plain_20_Text"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4" style:family="paragraph" style:parent-style-name="Plain_20_Text">
      <style:paragraph-properties fo:text-align="center" style:justify-single-word="false"/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Plain_20_Text">
      <style:text-properties style:font-name="Nimbus Roman No9 L1" fo:font-size="12pt" style:font-size-asian="12pt" style:font-size-complex="12pt"/>
    </style:style>
    <style:style style:name="P6" style:family="paragraph" style:parent-style-name="Plain_20_Text">
      <style:paragraph-properties style:snap-to-layout-grid="false"/>
      <style:text-properties style:font-name="Nimbus Roman No9 L1" fo:font-size="12pt" style:font-size-asian="12pt" style:font-size-complex="12pt"/>
    </style:style>
    <style:style style:name="P7" style:family="paragraph" style:parent-style-name="Plain_20_Text">
      <style:paragraph-properties fo:text-align="start" style:justify-single-word="false"/>
      <style:text-properties style:font-name="Nimbus Roman No9 L1" fo:font-size="12pt" style:font-size-asian="12pt" style:font-size-complex="12pt"/>
    </style:style>
    <style:style style:name="P8" style:family="paragraph" style:parent-style-name="Plain_20_Text"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Plain_20_Text">
      <style:paragraph-properties fo:padding="0.0291in" fo:border-left="none" fo:border-right="none" fo:border-top="none" fo:border-bottom="0.0138in solid #000000" style:join-border="false"/>
      <style:text-properties style:font-name="Nimbus Roman No9 L1" fo:font-size="12pt" style:font-size-asian="12pt" style:font-size-complex="12pt"/>
    </style:style>
    <style:style style:name="P10" style:family="paragraph" style:parent-style-name="Plain_20_Text">
      <style:paragraph-properties fo:margin-left="0in" fo:margin-right="0in" fo:text-indent="0in" style:auto-text-indent="false"/>
      <style:text-properties style:font-name="Nimbus Roman No9 L1" fo:font-size="12pt" style:font-size-asian="12pt" style:font-size-complex="12pt"/>
    </style:style>
    <style:style style:name="P11" style:family="paragraph" style:parent-style-name="Plain_20_Text">
      <style:paragraph-properties fo:margin-left="0in" fo:margin-right="0in" fo:text-indent="0in" style:auto-text-indent="false" style:snap-to-layout-grid="false"/>
      <style:text-properties style:font-name="Nimbus Roman No9 L1" fo:font-size="12pt" style:font-size-asian="12pt" style:font-size-complex="12pt"/>
    </style:style>
    <style:style style:name="P12" style:family="paragraph" style:parent-style-name="Plain_20_Text">
      <style:paragraph-properties fo:margin-left="0.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3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/>
    </style:style>
    <style:style style:name="P14" style:family="paragraph" style:parent-style-name="Plain_20_Text" style:list-style-name="L3">
      <style:text-properties style:font-name="Nimbus Roman No9 L1" fo:font-size="12pt" style:font-size-asian="12pt" style:font-size-complex="12pt"/>
    </style:style>
    <style:style style:name="P15" style:family="paragraph" style:parent-style-name="Plain_20_Text" style:list-style-name="WW8Num5">
      <style:text-properties style:font-name="Nimbus Roman No9 L1" fo:font-size="12pt" style:font-size-asian="12pt" style:font-size-complex="12pt"/>
    </style:style>
    <style:style style:name="P16" style:family="paragraph" style:parent-style-name="Plain_20_Text" style:list-style-name="WW8Num3">
      <style:text-properties style:font-name="Nimbus Roman No9 L1" fo:font-size="12pt" style:font-size-asian="12pt" style:font-size-complex="12pt"/>
    </style:style>
    <style:style style:name="P17" style:family="paragraph" style:parent-style-name="Plain_20_Text" style:list-style-name="L1">
      <style:paragraph-properties fo:margin-left="0in" fo:margin-right="0in" fo:text-indent="0in" style:auto-text-indent="false"/>
      <style:text-properties style:font-name="Nimbus Roman No9 L1" fo:font-size="12pt" style:font-size-asian="12pt" style:font-size-complex="12pt"/>
    </style:style>
    <style:style style:name="P18" style:family="paragraph" style:parent-style-name="Plain_20_Text" style:list-style-name="L2">
      <style:paragraph-properties fo:margin-left="0in" fo:margin-right="0in" fo:text-indent="0in" style:auto-text-indent="false"/>
      <style:text-properties style:font-name="Nimbus Roman No9 L" fo:font-size="12pt" style:font-size-asian="12pt" style:font-size-complex="12pt"/>
    </style:style>
    <style:style style:name="P19" style:family="paragraph" style:parent-style-name="Plain_20_Text" style:list-style-name="L2">
      <style:paragraph-properties fo:margin-left="0.5in" fo:margin-right="0in" fo:text-indent="0in" style:auto-text-indent="false"/>
      <style:text-properties style:font-name="Nimbus Roman No9 L" fo:font-size="12pt" style:font-size-asian="12pt" style:font-size-complex="12pt"/>
    </style:style>
    <style:style style:name="P20" style:family="paragraph" style:parent-style-name="Plain_20_Text" style:list-style-name="L3">
      <style:paragraph-properties fo:margin-left="0.5in" fo:margin-right="0in" fo:text-indent="0in" style:auto-text-indent="false"/>
      <style:text-properties style:font-name="Nimbus Roman No9 L1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Nimbus Roman No9 L" style:font-name-asian="Times New Roman" style:font-name-complex="Courier New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Nimbus Roman No9 L1" style:font-name-asian="Nimbus Roman No9 L1" style:font-name-complex="Nimbus Roman No9 L1"/>
    </style:style>
    <style:style style:name="T10" style:family="text">
      <style:text-properties style:font-name="Nimbus Roman No9 L1" style:font-name-asian="Times New Roman" style:font-name-complex="Courier New"/>
    </style:style>
    <style:style style:name="T11" style:family="text">
      <style:text-properties style:font-name-asian="Nimbus Roman No9 L1" style:font-name-complex="Nimbus Roman No9 L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he General-Purpose Command Line Utilities for the </text:p>
      <text:p text:style-name="P2">Deconvolution of ALFALFA Data Cubes</text:p>
      <text:p text:style-name="P2"/>
      <text:p text:style-name="P4">Jayce Dowell – Indiana University</text:p>
      <text:p text:style-name="P4">August 7, 2008</text:p>
      <text:p text:style-name="P4">Updated: <text:date style:data-style-name="N76" text:date-value="2008-08-13T14:30:10.98" text:fixed="true">August 13, 2008</text:date></text:p>
      <text:p text:style-name="P5"/>
      <text:p text:style-name="P5"/>
      <text:p text:style-name="P9">1. Introduction</text:p>
      <text:p text:style-name="P5">In order to make the deconvolution routine as widely applicable as possible, the routines have been developed in a modular fashion. <text:s/>The main GUI application for handling the cleaning, CLEANVIEW, does not handle the beam modeling or deconvolution on its own. <text:s/>Rather, it calls the command line utilities, build_beam5, build_beam_grid2, and alfa_clean7, to do the computational “heavy lifting”. <text:s/>The purpose of this document is to detail the inner workings of these routines and explain how they can be integrated into other GUI applications or analysis routines. <text:s/>This document also explains some of the associated routines used by build_beam5 and alfa_clean7.</text:p>
      <text:p text:style-name="P5"/>
      <text:p text:style-name="P5"/>
      <text:p text:style-name="P9">2. build_beam5</text:p>
      <text:p text:style-name="P5">2.1 – <text:span text:style-name="T2">Overview:</text:span></text:p>
      <text:p text:style-name="P5">build_beam5 is the utility used to model the effective beam pattern found at a particular location in an ALALFA data cube. <text:s/>This is the utility called by BEAMVIEW and CLEANVIEW that does the actual work. <text:s/></text:p>
      <text:p text:style-name="P5"/>
      <text:p text:style-name="P5">2.2 – <text:span text:style-name="T2">Methods:</text:span></text:p>
      <text:p text:style-name="P5">build_beam5 works by first finding all of the drifts that contribute to that requested grid point and then simulating observations of a point source located at that point. <text:s/>The simulated drifts use the az=180<text:span text:style-name="T4">°</text:span> drifts from the A1963 project (Irwin et al. 2008) that have been re-sampled to N' x N' @ 0.05'/px resolution and are carried out on a sky that is <text:s/>N' x N' @ 0.05'/px. <text:s/>The 0.05'/px resolution was chosen to minimize the error associated with mapping the declination of each drift onto the grid and to insure that 1 second in RA involved an integer number of pixels. <text:s/>Values of N are 21, 25, 31, 35, 41, 45, and 51. <text:s/>The wide variety map sizes available is motivated by limitations of the CLEAN method, namely that a NxN image needs a 2Nx2N beam to fully clean it. <text:s/>Map sizes larger than 51’ are not created because the 51’ map contains virtually all of the effective beam.</text:p>
      <text:p text:style-name="P5"/>
      <text:p text:style-name="P10">The details of the simulation of the effective beam at grid point (i,j) are:</text:p>
      <text:list xml:id="list389267043" text:style-name="L1">
        <text:list-item>
          <text:p text:style-name="P17"><text:soft-page-break/>The grid's grid_makeup structures are parsed to find all drifts that contribute to the point (i,j).</text:p>
        </text:list-item>
        <text:list-item>
          <text:p text:style-name="P17">The simulated sky with central point source is created and the beams are allowed to drift across. <text:s/>A record is created for every second in RA for each beam and each drift. <text:s/>These drifts are fairly straight forward and are not aware of the two polarizations or missing data (via bad boxes set in the grid's pos structures). <text:s/>They are, however, aware of the RA values where the individual drifts start and stop.</text:p>
        </text:list-item>
        <text:list-item>
          <text:p text:style-name="P17">The simulated drifts are then mapped to a 1'/px grid similar to how grip_prep.pro makes grids. <text:s/>For the weight function we read the grid.wf_fwhm tag and assume that a Gaussian weighting function is being used. <text:s/>We also give beam 0 a higher (factor of 1.27) weight that comes from my reading of grid_prep.pro.</text:p>
        </text:list-item>
        <text:list-item>
          <text:p text:style-name="P17">The resulting map is the beam associated with the map at that point. <text:s/>This map is then normalized and returned.</text:p>
        </text:list-item>
      </text:list>
      <text:p text:style-name="P5"/>
      <text:p text:style-name="P5">The beams that build_beam5 produces agree well with isolated bright continuum sources in several grids, both in terms of FWHM sizes and the overall shape of the beam.</text:p>
      <text:p text:style-name="P5"/>
      <text:p text:style-name="P5">2.3 – <text:span text:style-name="T2">Usage:</text:span></text:p>
      <text:p text:style-name="P5">To use build_beam5, type:</text:p>
      <text:p text:style-name="P5"/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5">build_beam5, grid, [120, 98], beam, MapSize=MapSize, AntPat=AntPat, /CExts, /Silent, Output=Output</text:p>
            </table:table-cell>
          </table:table-row>
        </table:table-header-rows>
      </table:table>
      <text:p text:style-name="P5"/>
      <text:p text:style-name="P5">2.3.1 – <text:span text:style-name="T2">Inputs:</text:span></text:p>
      <text:p text:style-name="P5">There are three main inputs to this utility, the first is a grid structure while the second is a two-elements integer array that specifies the (i,j) coordinates of the point in the grid where the beam needs to be modeled. <text:s/>The final input, MapSize, is used to set the size of the beam map that is modeled. <text:s/>The default value is 25 so as to be backward compatible with older versions of build_beam. <text:s/>AntPat is an optional variable that is used to pass a collection of the seven ALFA feed response patterns to build_beam5. <text:s/>This is useful if build_beam5 is being used as part of an automated method to build beams that all have the same MapSize. <text:s/></text:p>
      <text:p text:style-name="P5"/>
      <text:p text:style-name="P5">There are also two optional keyword, SILENT and CEXTS. <text:s/>SILENT can be set to turn off verbose output to the terminal. <text:s/>CEXTS causes build_beam5 to use the external shared library clean_tools.so for all of the computations. <text:s/>Since this library is written in C, it is significantly faster than the IDL version. <text:s/>This library can optionally be complied with OpenMP to further increase its speed on <text:soft-page-break/>multiple cpu/core systems. <text:s/><text:span text:style-name="T6">Note:</text:span> <text:s/>To use this feature, the library functions need to be linked into IDL. <text:s/>See Section 2.5 for instructions on how to do this.</text:p>
      <text:p text:style-name="P5"/>
      <text:p text:style-name="P5">2.3.2 – <text:span text:style-name="T2">Outputs:</text:span></text:p>
      <text:p text:style-name="P5">There are two outputs from this utility. <text:s/>The first is the beam pattern itself, which is a NxN element double array that has a 1 arc minute pixel scale. <text:s/>The other output is a ~10-element string array that holds the verbose output. <text:s/>This array is created even if the SILENT keyword is set and holds information about the modeling process. <text:s/>The format of the log is documented in the CLN structure documentation.</text:p>
      <text:p text:style-name="P5"/>
      <text:p text:style-name="P5">2.4 - <text:span text:style-name="T2">Known Issues:</text:span></text:p>
      <text:p text:style-name="P5">build_beam5 currently <text:span text:style-name="T5">assumes</text:span> that the grid has a 1’ pixel scale. <text:s/>It does not read the GRID.DELTADEC tag to find out what the real pixel scale is. <text:s/>Adapting the current routine for an arbitrary pixel scale would be difficult because of the 0.05’ pixel scale of the ALFA beam maps imposed by the current version of a1963_beams. <text:s/></text:p>
      <text:p text:style-name="P5"/>
      <text:p text:style-name="P5">build_beam5 also <text:span text:style-name="T7">assumes</text:span> that the weighting function used to generate the grid is a Gaussian but it does use the GRID.WF_FWHM to get the correct FWHM. <text:s/>However, my readings of grid_prep indicates that a Gaussian is currently the only option for a weighting function.</text:p>
      <text:p text:style-name="P5"/>
      <text:p text:style-name="P5">build_beam5 also assumes that the data quality is uniform, both across and channels and polarization, and ignores flagging information stored in the GRID structure. <text:s/></text:p>
      <text:p text:style-name="P5"/>
      <text:p text:style-name="P5">The routine can only handle drifts where the azimuth arm is at either ~0<text:span text:style-name="T4">°</text:span> or ~180<text:span text:style-name="T4">°</text:span>. <text:s/>This is fine for drifts currently being produced that are decidedly north or south of zenith at Arecibo. <text:s/>For future drifts near zenith, other azimuth arm angles may be used which will cause a problem. <text:s/>The A1963 maps do not include beam maps at azimuth angles centered around ~90<text:span text:style-name="T4">°</text:span> or ~270<text:span text:style-name="T4">°</text:span>.</text:p>
      <text:p text:style-name="P5"/>
      <text:p text:style-name="P5">2.5 - <text:span text:style-name="T2">Limitations:</text:span></text:p>
      <text:p text:style-name="P5">build_beam5 depends on seven files being located in the directory specified by the AGCDIR variable. <text:s/>These files are a1963_N_180.sav, where N is 21, 25, 31, 35, 41, 45, and 51 and contain the az=180<text:span text:style-name="T4">°</text:span> beams interpolated to a resolution of 0.05’/px from the data collected by the A1963 <text:s/>project (Irwin et al. 2008). <text:s/>These files are generated by the routine A1963_BEAMS which is documented in Appendix A.</text:p>
      <text:p text:style-name="P5"/>
      <text:p text:style-name="P5"><text:soft-page-break/>build_beam5 does not currently have an option to return higher resolution beam maps that may be of interest in studying the effective beam pattern. <text:s/>This limitation mainly exists because of the amount of computer time needed to generate these maps.</text:p>
      <text:p text:style-name="P5"/>
      <text:p text:style-name="P5">In order for the CEXTS keyword to be used, IDL needs to know how to interface with the clean_tools.so library. <text:s/>To do this, run:</text:p>
      <text:p text:style-name="P5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10">linkimage, 'build_beam_worker', '/path/to/clean_tools.so', 1, 'build_beam_worker', max_args=6, min_args=6</text:p>
              <text:p text:style-name="P10">linkimage, 'lib_version', '/path/to/clean_tools.so', 1, 'lib_version', max_args=1, min_args=0</text:p>
            </table:table-cell>
          </table:table-row>
        </table:table-header-rows>
      </table:table>
      <text:p text:style-name="P5"/>
      <text:p text:style-name="P5">Information about the clean_tools.so library is detailed in Appendix C.</text:p>
      <text:p text:style-name="P5"/>
      <text:p text:style-name="P5"/>
      <text:p text:style-name="P9">3. build_beam_grid2</text:p>
      <text:p text:style-name="P3"><text:span text:style-name="T8">3.1 – </text:span>Overview:</text:p>
      <text:p text:style-name="P5">Since the effective beam pattern at every grid point in a data cube is different, a new beam needs to be computed for each point in the region that needs to be cleaned. <text:s/>build_beam_grid2 serves as a way to automate build_beam5 into filling a region with beam patterns, compute the flux correction factor for each map point, and determine the best-match FWHM and PA for the Gaussian restore beam.</text:p>
      <text:p text:style-name="P5"/>
      <text:p text:style-name="P3"><text:span text:style-name="T8">3.2 – </text:span>Methods:</text:p>
      <text:p text:style-name="P5">The routine works as follow:</text:p>
      <text:list xml:id="list284853302" text:style-name="L2">
        <text:list-item>
          <text:p text:style-name="P18">Holder arrays are initialized for both beams and FluxCorr based on the values of llx, lly, urx, ury, and MapSize.</text:p>
        </text:list-item>
        <text:list-item>
          <text:p text:style-name="P18">The modeling keywords (DecOnly, Smart) are checked for. <text:s/>If no keywords are found, full beam modeling is used.</text:p>
        </text:list-item>
        <text:list-item>
          <text:p text:style-name="P18">The modeling loop begins in one of three modes:</text:p>
          <text:list>
            <text:list-item>
              <text:p text:style-name="P19">DecOnly – Beams are calculated for all dec. values for the RA value specified by (urx+llx)/2. <text:s/>The computed beams are then copied to all other RA values. <text:s/>This is the fastest method.</text:p>
            </text:list-item>
            <text:list-item>
              <text:p text:style-name="P19">Smart – Similar to DecOnly, but the weight map is also checked for regions where the weight changes by more than 10% relative to where the DecOnly beams are computed. <text:s/>This method is usually two to three times slower than DecOnly, but still completes in a reasonable (&lt;3 minutes) time.</text:p>
            </text:list-item>
            <text:list-item>
              <text:p text:style-name="P19"><text:soft-page-break/>Full – All beams are computed. <text:s/>This is the slowest but most exact method of modeling the beams needed for cleaning.</text:p>
            </text:list-item>
          </text:list>
        </text:list-item>
        <text:list-item>
          <text:p text:style-name="P18">After the beams are computed, the FWHM and PA is determined by fitting a 2-D Gaussian to the inner 11’x11’ of the central beam located at ((urx+llx)/2, (ury+lly)/2). <text:s/>After the FWHM is know, the FluxCorr correction factor is computed for every beam. <text:s/>This factor is based off the area ratio of the dirty and clean beams.</text:p>
        </text:list-item>
      </text:list>
      <text:p text:style-name="P5"/>
      <text:p text:style-name="P3"><text:span text:style-name="T8">3.3 – </text:span>Usage:</text:p>
      <text:p text:style-name="P8">To use build_beam_grid2, type:</text:p>
      <text:p text:style-name="P8"/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P8">build_beam_grid2, grid, llx, lly, urx, ury, beams, MapSize=35 FluxCorr=FluxCorr, FWHM=RestoreFWHM, PA=RestorePA, /Silent, Output=output, /Smart, /CExts</text:p>
            </table:table-cell>
          </table:table-row>
        </table:table-header-rows>
      </table:table>
      <text:p text:style-name="P5"/>
      <text:p text:style-name="P3"><text:span text:style-name="T8">3.3.1 – </text:span>Inputs:</text:p>
      <text:p text:style-name="P5">There are a variety of inputs needed by build_beam_grid2. <text:s/>These are:</text:p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grid</text:p>
          </table:table-cell>
          <table:table-cell table:style-name="Table8.B1" office:value-type="string">
            <text:p text:style-name="P5">A grid structure.</text:p>
          </table:table-cell>
        </table:table-row>
        <table:table-row>
          <table:table-cell table:style-name="Table8.A2" office:value-type="string">
            <text:p text:style-name="P5">llx</text:p>
          </table:table-cell>
          <table:table-cell table:style-name="Table8.B2" office:value-type="string">
            <text:p text:style-name="P5">Lower left-hand x coordinate of the region where beams need to be built.</text:p>
          </table:table-cell>
        </table:table-row>
        <table:table-row>
          <table:table-cell table:style-name="Table8.A2" office:value-type="string">
            <text:p text:style-name="P5">lly</text:p>
          </table:table-cell>
          <table:table-cell table:style-name="Table8.B3" office:value-type="string">
            <text:p text:style-name="P5">Lower left-hand y coordinate of the region where beams need to be built.</text:p>
          </table:table-cell>
        </table:table-row>
        <table:table-row>
          <table:table-cell table:style-name="Table8.A2" office:value-type="string">
            <text:p text:style-name="P5">urx</text:p>
          </table:table-cell>
          <table:table-cell table:style-name="Table8.B2" office:value-type="string">
            <text:p text:style-name="P5">Upper right-hand x coordinate of the region where beams need to be built.</text:p>
          </table:table-cell>
        </table:table-row>
        <table:table-row>
          <table:table-cell table:style-name="Table8.A2" office:value-type="string">
            <text:p text:style-name="P5">ury</text:p>
          </table:table-cell>
          <table:table-cell table:style-name="Table8.B2" office:value-type="string">
            <text:p text:style-name="P5">Upper right-hand y coordinate of the region where beams need to be built.</text:p>
          </table:table-cell>
        </table:table-row>
        <table:table-row>
          <table:table-cell table:style-name="Table8.A2" office:value-type="string">
            <text:p text:style-name="P5">MapSize</text:p>
          </table:table-cell>
          <table:table-cell table:style-name="Table8.B2" office:value-type="string">
            <text:p text:style-name="P5">The spatial extent of each of the beams that are built. <text:s/>Valid values are 21, 25, 31, 35, 41, 45, and 51 arc minutes on a side. <text:s/>The default value is 25 ‘.</text:p>
          </table:table-cell>
        </table:table-row>
        <table:table-row>
          <table:table-cell table:style-name="Table8.A2" office:value-type="string">
            <text:p text:style-name="P5">DecOnly</text:p>
          </table:table-cell>
          <table:table-cell table:style-name="Table8.B2" office:value-type="string">
            <text:p text:style-name="P5">Optional keyword to change how many beams are computed. <text:s/>If both this and Smart are set, DecOnly is used. <text:s/>If neither is set, the full set of beams is computed. <text:s/>See Section 3.2 for details.</text:p>
          </table:table-cell>
        </table:table-row>
        <table:table-row>
          <table:table-cell table:style-name="Table8.A2" office:value-type="string">
            <text:p text:style-name="P5">Smart</text:p>
          </table:table-cell>
          <table:table-cell table:style-name="Table8.B2" office:value-type="string">
            <text:p text:style-name="P5">Optional keyword to change how many beams are computed. <text:s/>If neither this nor DecOnly is set, the full set of beams is computed. <text:s/>See Section 3.2 for details.</text:p>
          </table:table-cell>
        </table:table-row>
        <table:table-row>
          <table:table-cell table:style-name="Table8.A2" office:value-type="string">
            <text:p text:style-name="P5">CExts</text:p>
          </table:table-cell>
          <table:table-cell table:style-name="Table8.B2" office:value-type="string">
            <text:p text:style-name="P6">CEXTS causes the build_beam5 routine used by build_beam_grid2 to use the external shared library clean_tools.so for all of the computations. <text:s/>Since this library is written in C, it is significantly faster than the IDL version. <text:s/>This library can optionally be complied with OpenMP to further increase its speed on multiple cpu/core systems. <text:s/><text:span text:style-name="T6">Note:</text:span> <text:s/>To use this, the library functions need to be linked into IDL. <text:s/>See Section 3.5 for how to do this.</text:p>
          </table:table-cell>
        </table:table-row>
        <table:table-row>
          <table:table-cell table:style-name="Table8.A2" office:value-type="string">
            <text:p text:style-name="P5">Silent</text:p>
          </table:table-cell>
          <table:table-cell table:style-name="Table8.B2" office:value-type="string">
            <text:p text:style-name="P5">Keyword to turn off information statements. <text:s/>By not setting this keyword, the <text:soft-page-break/>statements are printed to the terminal.</text:p>
          </table:table-cell>
        </table:table-row>
      </table:table>
      <text:p text:style-name="P5"/>
      <text:p text:style-name="P3"><text:span text:style-name="T8">3.3.2 – </text:span>Outputs:</text:p>
      <text:p text:style-name="P5">There are also a variety of outputs returned by build_beam_grid2. <text:s/>These are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beams</text:p>
          </table:table-cell>
          <table:table-cell table:style-name="Table10.B1" office:value-type="string">
            <text:p text:style-name="P5">A 4-D array that contains the effective beam pattern at each point in the map. <text:s/>The dimensions are map RA, map dec., beam RA, and beam dec. <text:s/>The sizes of first two dimensions are set by llx, lly, urx, and ury. <text:s/>The sizes of the last two dimensions are set by MapSize.</text:p>
          </table:table-cell>
        </table:table-row>
        <table:table-row>
          <table:table-cell table:style-name="Table10.A2" office:value-type="string">
            <text:p text:style-name="P5">FluxCorr</text:p>
          </table:table-cell>
          <table:table-cell table:style-name="Table10.B2" office:value-type="string">
            <text:p text:style-name="P5">A 2-D array that contains the correction factor needed to go from mJy/“dirty” beam to mJy/“clean” beam for each point. <text:s/>This correction is applied to the fluxes via 1/FluxCorr.</text:p>
          </table:table-cell>
        </table:table-row>
        <table:table-row>
          <table:table-cell table:style-name="Table10.A2" office:value-type="string">
            <text:p text:style-name="P5">FWHM</text:p>
          </table:table-cell>
          <table:table-cell table:style-name="Table10.B2" office:value-type="string">
            <text:p text:style-name="P5">The recommended FWHM for the Gaussian restore beam. <text:s/>This is based off fitting a 2-D Gaussian to the central beam. <text:s/></text:p>
          </table:table-cell>
        </table:table-row>
        <table:table-row>
          <table:table-cell table:style-name="Table10.A2" office:value-type="string">
            <text:p text:style-name="P5">PA</text:p>
          </table:table-cell>
          <table:table-cell table:style-name="Table10.B2" office:value-type="string">
            <text:p text:style-name="P5">The recommended position angle, in degrees east of north, for the Gaussian restore beam. <text:s/>This is based off fitting a 2-D Gaussian to the central beam. <text:s/></text:p>
          </table:table-cell>
        </table:table-row>
        <table:table-row>
          <table:table-cell table:style-name="Table10.A2" office:value-type="string">
            <text:p text:style-name="P5">Output</text:p>
          </table:table-cell>
          <table:table-cell table:style-name="Table10.B2" office:value-type="string">
            <text:p text:style-name="P6">All logging/information statements are saved to a string array. <text:s/>This array is returned using this variable. <text:s/>This information is useful for interfacing with other programs.</text:p>
          </table:table-cell>
        </table:table-row>
      </table:table>
      <text:p text:style-name="P5"/>
      <text:p text:style-name="P3"><text:span text:style-name="T8">3.4 – </text:span>Known Issues:</text:p>
      <text:p text:style-name="P5">There are currently no know issues with build_beam_grid2.</text:p>
      <text:p text:style-name="P5"/>
      <text:p text:style-name="P3"><text:span text:style-name="T8">3.5 – </text:span>Limitations:</text:p>
      <text:p text:style-name="P5">Although setting the Smart keyword does something to try to estimate where the shape of the beam changes, there is not a clear link between changes in the beam shape and changes in the weight map. <text:s/>Or more specifically, not all <text:span text:style-name="T9">≥</text:span>10% changes in the weight map have different beam shapes.</text:p>
      <text:p text:style-name="P5"/>
      <text:p text:style-name="P5"/>
      <text:p text:style-name="P9">4. alfa_clean7</text:p>
      <text:p text:style-name="P5">4.1 – <text:span text:style-name="T2">Overview:</text:span></text:p>
      <text:p text:style-name="P5">alfa_clean7 is the routine responsible for the deconvolution of the data cube and is the routine called by CLEANVIEW when the "Clean Region" button is pushed. <text:s/>This routine also has an associated helper routine, combine_chans, that is documented in Appendix B.</text:p>
      <text:p text:style-name="P5"/>
      <text:p text:style-name="P5">4.2 – <text:span text:style-name="T2">Methods:</text:span></text:p>
      <text:p text:style-name="P5">The procedure works as follows:</text:p>
      <text:list xml:id="list1006687937" text:style-name="L3">
        <text:list-item>
          <text:p text:style-name="P14"><text:soft-page-break/>The data cube is read into the program as are all of the CLEAN control options (flux limit, gain, etc.).</text:p>
        </text:list-item>
        <text:list-item>
          <text:p text:style-name="P14">The cleaning loop selects the maximum point in each map for cleaning. <text:s/>If more than one point fits this selection criterion then the one closest to the lower left-hand corner is used. The cleaning process removes a portion of the total flux from that map that is set by the gain and proportional to the value of the peak. <text:s/>The removed flux is added to the CLEANed map as a <text:span text:style-name="T9"></text:span>-function. <text:s/>The loop continues until:</text:p>
          <text:list>
            <text:list-item>
              <text:p text:style-name="P20">the RMS limit is hit (Sigma*RMS &gt; map maximum point),</text:p>
            </text:list-item>
            <text:list-item>
              <text:p text:style-name="P20">the Flux limit is hit (Flux &gt; map maximum point), or</text:p>
            </text:list-item>
            <text:list-item>
              <text:p text:style-name="P20">the iteration limit is hit.</text:p>
            </text:list-item>
          </text:list>
        </text:list-item>
      </text:list>
      <text:p text:style-name="P12">If more than one flux limit is defined, the larger limit is used.</text:p>
      <text:list xml:id="list2096897476" text:continue-numbering="true" text:style-name="L3">
        <text:list-item>
          <text:p text:style-name="P14">The CLEANed data the convolved with a Gaussian beam with a FWHM of 4.6’x3.1’ or whatever is specified by the FWHM flag. <text:s/>This re-convolved map is then added back to the residual flux to create the output map. <text:s/></text:p>
        </text:list-item>
      </text:list>
      <text:p text:style-name="P5"/>
      <text:p text:style-name="P5">4.3 – <text:span text:style-name="T2">Usage:</text:span></text:p>
      <text:p text:style-name="P5">To use alfa_clean7, type:</text:p>
      <text:p text:style-name="P5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5">alfa_clean7, data_cube, beams, cleaned_map, Continuum=cont_map, ,C_Cleand=cont_map_cleaned, MapRMS=3.12, NIter=2000L, Flux=5.1, FWHM=3.0, Sigma=5.0, Gain=0.1, FWHM=[3.8,4.3], PA=-87.5, Range=[564,679] ,/AllowSum, Exit_Status=exit_status, /CExts, /Silent, Output=output</text:p>
            </table:table-cell>
          </table:table-row>
        </table:table-header-rows>
      </table:table>
      <text:p text:style-name="P5"/>
      <text:p text:style-name="P5">4.3.1 – <text:span text:style-name="T2">Inputs:</text:span></text:p>
      <text:p text:style-name="P5">There are a variety of inputs that alfa_clean7 needs in order to clean the correct channels from the data cube and to the correct depth. <text:s/>These are: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data_cube</text:p>
          </table:table-cell>
          <table:table-cell table:style-name="Table1.B1" office:value-type="string">
            <text:p text:style-name="P6">Data cube. <text:s/>This is a 3-D double array with dimensions [v, ra, dec].</text:p>
          </table:table-cell>
        </table:table-row>
        <table:table-row table:style-name="Table1.1">
          <table:table-cell table:style-name="Table1.A2" office:value-type="string">
            <text:p text:style-name="P6">beams</text:p>
          </table:table-cell>
          <table:table-cell table:style-name="Table1.B2" office:value-type="string">
            <text:p text:style-name="P6">N’ x N’ @ 1’/px beams from build_beam5.pro for each pixel in the region to be cleaned. <text:s/>This is a 4-D array with dimensions [map RA, map dec., beam RA, beam dec.].</text:p>
          </table:table-cell>
        </table:table-row>
        <table:table-row table:style-name="Table1.1">
          <table:table-cell table:style-name="Table1.A2" office:value-type="string">
            <text:p text:style-name="P6">Continuum</text:p>
          </table:table-cell>
          <table:table-cell table:style-name="Table1.B2" office:value-type="string">
            <text:p text:style-name="P6">Map of continuum sources for cleaning. <text:s/>This is a 2-D double array with dimensions [ra, dec].</text:p>
          </table:table-cell>
        </table:table-row>
        <table:table-row table:style-name="Table1.1">
          <table:table-cell table:style-name="Table1.A2" office:value-type="string">
            <text:p text:style-name="P6">MapRMS</text:p>
          </table:table-cell>
          <table:table-cell table:style-name="Table1.B2" office:value-type="string">
            <text:p text:style-name="P6">RMS of the grid that the map is from. <text:s/>In CLEANVIEW, this is computed using the robust_sigma routine from the IDL Astronomy Users’ Library.</text:p>
          </table:table-cell>
        </table:table-row>
        <text:soft-page-break/>
        <table:table-row table:style-name="Table1.1">
          <table:table-cell table:style-name="Table1.A2" office:value-type="string">
            <text:p text:style-name="P6">Niter</text:p>
          </table:table-cell>
          <table:table-cell table:style-name="Table1.B2" office:value-type="string">
            <text:p text:style-name="P6">Maximum number of iterations in the CLEAN loop. <text:s/>The default is 2,000. <text:s/>This should be a long integer to avoid overflowing the integer limit.</text:p>
          </table:table-cell>
        </table:table-row>
        <table:table-row table:style-name="Table1.1">
          <table:table-cell table:style-name="Table1.A2" office:value-type="string">
            <text:p text:style-name="P6">Flux</text:p>
          </table:table-cell>
          <table:table-cell table:style-name="Table1.B2" office:value-type="string">
            <text:p text:style-name="P6">The flux level, in mJy/beam, to clean down to.</text:p>
          </table:table-cell>
        </table:table-row>
        <table:table-row table:style-name="Table1.1">
          <table:table-cell table:style-name="Table1.A2" office:value-type="string">
            <text:p text:style-name="P6">Sigma</text:p>
          </table:table-cell>
          <table:table-cell table:style-name="Table1.B2" office:value-type="string">
            <text:p text:style-name="P6">The sigma level with which to clean down to. <text:s/>This is multiplied by MapRMS to convert to a flux.</text:p>
          </table:table-cell>
        </table:table-row>
        <table:table-row table:style-name="Table1.1">
          <table:table-cell table:style-name="Table1.A2" office:value-type="string">
            <text:p text:style-name="P6">Range</text:p>
          </table:table-cell>
          <table:table-cell table:style-name="Table1.B2" office:value-type="string">
            <text:p text:style-name="P6">A two elements integer or long integer array that specifies the channel range to clean. <text:s/>Note: <text:s/>This range is inclusive.</text:p>
          </table:table-cell>
        </table:table-row>
        <table:table-row table:style-name="Table1.1">
          <table:table-cell table:style-name="Table1.A2" office:value-type="string">
            <text:p text:style-name="P6">Gain</text:p>
          </table:table-cell>
          <table:table-cell table:style-name="Table1.B2" office:value-type="string">
            <text:p text:style-name="P6">The gain used for the CLEAN loop. <text:s/>The default value is 0.05.</text:p>
          </table:table-cell>
        </table:table-row>
        <table:table-row table:style-name="Table1.1">
          <table:table-cell table:style-name="Table1.A2" office:value-type="string">
            <text:p text:style-name="P6">AllowSum</text:p>
          </table:table-cell>
          <table:table-cell table:style-name="Table1.B2" office:value-type="string">
            <text:p text:style-name="P6">Keyword set to combine channels to improve the per-channel signal-to-noise ratio. <text:s/>For details of how the channel combining process works, see Appendix B.</text:p>
          </table:table-cell>
        </table:table-row>
        <table:table-row table:style-name="Table1.1">
          <table:table-cell table:style-name="Table1.A2" office:value-type="string">
            <text:p text:style-name="P6">FWHM</text:p>
          </table:table-cell>
          <table:table-cell table:style-name="Table1.B2" office:value-type="string">
            <text:p text:style-name="P6">The FWHM of the Gaussian restore beam. <text:s/>The default value is 4.6’x3.1’</text:p>
          </table:table-cell>
        </table:table-row>
        <table:table-row table:style-name="Table1.1">
          <table:table-cell table:style-name="Table1.A2" office:value-type="string">
            <text:p text:style-name="P6">PA</text:p>
          </table:table-cell>
          <table:table-cell table:style-name="Table1.B2" office:value-type="string">
            <text:p text:style-name="P6">The position angle of the Gaussian restore beam. <text:s/>The default value is 0<text:span text:style-name="T10">º</text:span>.</text:p>
          </table:table-cell>
        </table:table-row>
        <table:table-row table:style-name="Table1.1">
          <table:table-cell table:style-name="Table1.A2" office:value-type="string">
            <text:p text:style-name="P6">CExts</text:p>
          </table:table-cell>
          <table:table-cell table:style-name="Table1.B2" office:value-type="string">
            <text:p text:style-name="P6">CEXTS causes alfa_clean7 to use the external shared library clean_tools.so for all of the computations. <text:s/>Since this library is written in C, it is significantly faster than the IDL version. <text:s/>This library can optionally be complied with OpenMP to further increase its speed on multiple cpu/core systems. <text:s/><text:span text:style-name="T6">Note:</text:span> <text:s/>To use this, the library functions need to be linked into IDL. <text:s/>See Section 3.5 for how to do this.</text:p>
          </table:table-cell>
        </table:table-row>
        <table:table-row table:style-name="Table1.1">
          <table:table-cell table:style-name="Table1.A2" office:value-type="string">
            <text:p text:style-name="P6">Silent</text:p>
          </table:table-cell>
          <table:table-cell table:style-name="Table1.B2" office:value-type="string">
            <text:p text:style-name="P6">Keyword to turn off information statements. <text:s/>By not setting this keyword, the statements are printed to the terminal.</text:p>
          </table:table-cell>
        </table:table-row>
      </table:table>
      <text:p text:style-name="P5"/>
      <text:p text:style-name="P5">4.3.2 – <text:span text:style-name="T2">Ouputs:</text:span></text:p>
      <text:p text:style-name="P5">There are also a variety of outputs that alfa_clean7 generates that store not only the deconvolved data but also information about the deconvolution process. <text:s/>These output variables are: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cleaned_map</text:p>
          </table:table-cell>
          <table:table-cell table:style-name="Table2.B1" office:value-type="string">
            <text:p text:style-name="P6">The CLEANed version of data_cube. <text:s/>The dimensions are the same as those of data_cube .</text:p>
          </table:table-cell>
        </table:table-row>
        <table:table-row table:style-name="Table2.1">
          <table:table-cell table:style-name="Table2.A2" office:value-type="string">
            <text:p text:style-name="P6">c_cleaned</text:p>
          </table:table-cell>
          <table:table-cell table:style-name="Table2.B2" office:value-type="string">
            <text:p text:style-name="P6">The CLEANed version of the continuum map. <text:s/>The dimensions are the same as those of Continuum.</text:p>
          </table:table-cell>
        </table:table-row>
        <table:table-row table:style-name="Table2.1">
          <table:table-cell table:style-name="Table2.A2" office:value-type="string">
            <text:p text:style-name="P6">Exit_Status</text:p>
          </table:table-cell>
          <table:table-cell table:style-name="Table2.B2" office:value-type="string">
            <text:p text:style-name="P6">Numerical exist status for each channel’s cleaning loop. <text:s/>The codes are:</text:p>
            <text:p text:style-name="P12">-1: <text:s/>Exit caused by the iteration limit.</text:p>
            <text:p text:style-name="P12">+1: <text:s/>Exit caused by the RMS limit.</text:p>
          </table:table-cell>
        </table:table-row>
        <table:table-row table:style-name="Table2.1">
          <table:table-cell table:style-name="Table2.A2" office:value-type="string">
            <text:p text:style-name="P6">Output</text:p>
          </table:table-cell>
          <table:table-cell table:style-name="Table2.B2" office:value-type="string">
            <text:p text:style-name="P6">All logging/information statements are saved to a string array. <text:s/>This array is returned using this variable. <text:s/>This information is useful for interfacing with other programs.</text:p>
          </table:table-cell>
        </table:table-row>
      </table:table>
      <text:p text:style-name="P5"><text:soft-page-break/></text:p>
      <text:p text:style-name="P5"/>
      <text:p text:style-name="P5">4.4 - <text:span text:style-name="T2">Known Issues:</text:span></text:p>
      <text:p text:style-name="P5">There are currently no known issues with alfa_clean7.</text:p>
      <text:p text:style-name="P5"/>
      <text:p text:style-name="P5">4.5 - <text:span text:style-name="T2">Limitations:</text:span> <text:s/></text:p>
      <text:p text:style-name="P5">When the AllowSum option is used, a limitation is encountered with the channel range contains a prime number of channels. <text:s/>For a more detailed description of the problem, see Section B.5.</text:p>
      <text:p text:style-name="P5"/>
      <text:p text:style-name="P5">In order for the CEXTS keyword to be used, IDL needs to know how to interface with the clean_tools.so library. <text:s/>To do this, run:</text:p>
      <text:p text:style-name="P5"/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10">linkimage, 'alfa_clean_worker', '/path/to/clean_tools.so', 1, 'alfa_clean_worker', max_args=13, min_args=13</text:p>
              <text:p text:style-name="P10">linkimage, 'lib_version', '/path/to/clean_tools.so', 1, 'lib_version', max_args=1, min_args=0</text:p>
            </table:table-cell>
          </table:table-row>
        </table:table-header-rows>
      </table:table>
      <text:p text:style-name="P5"/>
      <text:p text:style-name="P10">Information about the clean_tools.so library is detailed in Appendix C.</text:p>
      <text:p text:style-name="P10"/>
      <text:p text:style-name="P5"/>
      <text:p text:style-name="P9">Appendix A: <text:s/>A1963_BEAMS</text:p>
      <text:p text:style-name="P5">A.1 – <text:span text:style-name="T3">Overview:</text:span></text:p>
      <text:p text:style-name="P5">A1963_BEAMS combines and interpolates the beam maps from the A1963 project (Irwin et al. 2008) to generate beam maps for azimuths between 104<text:span text:style-name="T4">°</text:span> and 255<text:span text:style-name="T4">°</text:span>. <text:s/>If the IDL function “reverse” is used, these range of azimuths can be extended to include 284<text:span text:style-name="T4">°</text:span> to 75<text:span text:style-name="T4">°</text:span>. <text:s/></text:p>
      <text:p text:style-name="P5"/>
      <text:p text:style-name="P5">A.2 – <text:span text:style-name="T2">Methods:</text:span></text:p>
      <text:p text:style-name="P5">The procedure works are follows:</text:p>
      <text:list xml:id="list856266432" text:style-name="WW8Num5">
        <text:list-item>
          <text:p text:style-name="P15">The input azimuth is compared with the azimuths mapped by the A1963 project. <text:s/>The two azimuths from the project that bracket the input azimuth are then used to create the new maps. <text:s/>The FITS files corresponding to the two azimuths are loaded into memory. <text:s/></text:p>
        </text:list-item>
        <text:list-item>
          <text:p text:style-name="P15">The beams are re-sampled to the correct spatial resolution using a bicubic interpolation routine that is included with the a1963_beams.pro file. <text:s/>The new resolution is 0.05’/px.</text:p>
        </text:list-item>
        <text:list-item>
          <text:p text:style-name="P15">Once the interpolation is complete, the beams are averaged together using a linear combination of the two azimuths.</text:p>
        </text:list-item>
        <text:list-item>
          <text:p text:style-name="P15"><text:soft-page-break/>This procedure is then repeated for the remaining six ALFA beams. <text:s/>The results are saved to a 3-D double array where the first dimension indexes across the ALFA beam numbers.</text:p>
        </text:list-item>
      </text:list>
      <text:p text:style-name="P5"/>
      <text:p text:style-name="P5">A.3 – <text:span text:style-name="T3">Usage:</text:span></text:p>
      <text:p text:style-name="P5">To run a1963_beams, type:</text:p>
      <text:p text:style-name="P5"/>
      <table:table table:name="Table9" table:style-name="Table9">
        <table:table-column table:style-name="Table9.A"/>
        <table:table-header-rows>
          <table:table-row>
            <table:table-cell table:style-name="Table9.A1" office:value-type="string">
              <text:p text:style-name="P5">a1963_beams, final_beams, Width=25, /Recenter, Azimuth=185, File=’out.sav’, /Verbose</text:p>
            </table:table-cell>
          </table:table-row>
        </table:table-header-rows>
      </table:table>
      <text:p text:style-name="P5"/>
      <text:p text:style-name="P5">A.3.1 – <text:span text:style-name="T2">Inputs:</text:span></text:p>
      <text:p text:style-name="P5">There are five inputs to this routine. <text:s/>Azimuth is used to specify the azimuth where the maps should be computed. <text:s/>Width sets the spatial extent of the beams in arc minutes. <text:s/>Recenter is a keyword that independently recenters each beam each beam after the interpolation step. <text:s/>If this keyword is set, the maximum value in the map is shifted to be located at the center of the array. <text:s/>If this keyword is not set, the original centers are used. <text:s/>File can be used as either a keyword or a variable. <text:s/>When it is used as a keyword, the beams are saved to an IDL sav file named “a1963<text:span text:style-name="T5">_&lt;width in arc minutes&gt;_&lt;azimuth in degree&gt;.sav</text:span>”. <text:s/>When it is used as a variable, the value is used as the file name. <text:s/>The Verbose keyword turns on information statements and creates plots of the individual interpolated beams as the routine runs.</text:p>
      <text:p text:style-name="P5"/>
      <text:p text:style-name="P5">Once the beams have been re-sampled, the user is prompted for whether or not they wish to inspect and clean the maps. <text:s/>If yes, then each beam map is displayed with a logarithmic stretch. <text:s/>Cleaning is accomplished by using the mouse to select polygonal regions that are likely to be artifacts and setting the region inside the polygon to zero. <text:s/>A left click adds a new vertex to the current polygon, while a right click adds a new vertex and closes the current polygon. <text:s/>Additional polygons can be added by using another left click. <text:s/>Once all of the artifacts have been masked, a middle click applies the mask and moves to the next beam.</text:p>
      <text:p text:style-name="P5"/>
      <text:p text:style-name="P5">A.3.2 – <text:span text:style-name="T2">Outputs:</text:span></text:p>
      <text:p text:style-name="P5">There is only one output to this routine. <text:s/>It is a 3-D double array with dimension [7, (Width/0.05), (Width/0.05)]. <text:s/>The first dimension indexes the ALFA beam number.</text:p>
      <text:p text:style-name="P5"/>
      <text:p text:style-name="P5">A.4 – <text:span text:style-name="T2">Known Issues:</text:span></text:p>
      <text:p text:style-name="P5">There are currently no known issues with this utility.</text:p>
      <text:p text:style-name="P5"/>
      <text:p text:style-name="P5"><text:soft-page-break/>A.5 – <text:span text:style-name="T2">Limitations:</text:span></text:p>
      <text:p text:style-name="P5">The routines depends on the FITS files being located in a sub-directory of the current directory called A1963 and having the same names as when they were downloaded. <text:s/>About 90MB of FITS files from <text:a xlink:type="simple" xlink:href="http://www.astro.queensu.ca/~irwin/pub/ngc2903/">http://www.astro.queensu.ca/~irwin/pub/ngc2903/</text:a> are need to cover the full azimuth range. <text:s/></text:p>
      <text:p text:style-name="P5"/>
      <text:p text:style-name="P5">This routine is not currently distributed with the other cleaning tools.</text:p>
      <text:p text:style-name="P5"/>
      <text:p text:style-name="P5"/>
      <text:p text:style-name="P9">Appendix B: <text:s/>COMBINE_CHANS</text:p>
      <text:p text:style-name="P5">B.1 – <text:span text:style-name="T2">Overview:</text:span></text:p>
      <text:p text:style-name="P5">combine_chans is the routine responsible for combining channels to improve the per-channel signal-to-noise ratio. <text:s/>This is the command used when the AllowSum keyword is set in alfa_clean7. <text:s/></text:p>
      <text:p text:style-name="P5"/>
      <text:p text:style-name="P5">B.2 – <text:span text:style-name="T2">Methods:</text:span></text:p>
      <text:p text:style-name="P5">This routine works as follows:</text:p>
      <text:list xml:id="list1035039260" text:style-name="WW8Num3">
        <text:list-item>
          <text:p text:style-name="P16">The number of channels in the channel range is found and then factored. <text:s/>These factors are then arranged in increasing order.</text:p>
        </text:list-item>
        <text:list-item>
          <text:p text:style-name="P16">The routine steps through each of the factors combining that number of channels.</text:p>
        </text:list-item>
        <text:list-item>
          <text:p text:style-name="P16">The stepping continues until 75% or more of the channels in current range have a peak flux above the flux limit.</text:p>
        </text:list-item>
        <text:list-item>
          <text:p text:style-name="P16">Once the deconvolution is complete, the pseudo-channels are split into the correct number of real channels. <text:s/></text:p>
        </text:list-item>
      </text:list>
      <text:p text:style-name="P5"/>
      <text:p text:style-name="P5">B.3 – <text:span text:style-name="T2">Usage:</text:span></text:p>
      <text:p text:style-name="P5">combine_chans should only be called from inside alfa_clean7. <text:s/>In light of this, no further documentation on its usage is given here.</text:p>
      <text:p text:style-name="P5"/>
      <text:p text:style-name="P5">B.4 – <text:span text:style-name="T2">Known Issues:</text:span> <text:s/></text:p>
      <text:p text:style-name="P5">There are currently no known issues with this routine.</text:p>
      <text:p text:style-name="P5"/>
      <text:p text:style-name="P5">B.5 – <text:span text:style-name="T2">Limitations:</text:span></text:p>
      <text:p text:style-name="P5">Since combine_chans combines channels in integer multiples, channel ranges with a prime number of channels pose a problem. <text:s/>For example, if your channel range has 50 channels, this factors into: <text:s/>1, 2, 5, 10, 25, and 50. <text:s/>If the channel range is 53, however, this factors into: 1 and 53. <text:s/>Thus, combining the channels may result in the entire range being put into only one pseudo-channel. <text:s/>Care should be taken to not to set the number of channels to a prime or a number that has only a few factors.</text:p>
      <text:p text:style-name="P5"><text:soft-page-break/></text:p>
      <text:p text:style-name="P5"/>
      <text:p text:style-name="P9">Appendix C: <text:s/>The clean_tools.so Library</text:p>
      <text:p text:style-name="P7"><text:span text:style-name="T8">C.1 – </text:span><text:span text:style-name="T2">Overview:</text:span></text:p>
      <text:p text:style-name="P7">The clean_tools.so library contains versions of the computational sections of build_beam5 and alfa_clean7 that have been reimplemented in C to improve their execution speed and take advantage of multiple cpu/core systems via parallelization with OpenMP. <text:s/>In many cases, the speed up of switching to C alone is up to a factor of 10. <text:s/>Parallelization further increases this margin, particularly in the case of the deconvolution routine.</text:p>
      <text:p text:style-name="P5"/>
      <text:p text:style-name="P5"><text:span text:style-name="T8">C.2 – </text:span><text:span text:style-name="T3">Methods:</text:span></text:p>
      <text:p text:style-name="P5">There are three functions currently included in the library: <text:s/>build_beam_worker, alfa_clean_worker, and lib_version. <text:s/>The purposes of the first two are self explanatory. <text:s/>The final routine, lib_version, is used simply to report the version of the library that is being used. <text:s/>As of this writing, the library version is 20080730.</text:p>
      <text:p text:style-name="P5"/>
      <text:p text:style-name="P5"><text:span text:style-name="T8">C.3 – </text:span><text:span text:style-name="T3">Usage:</text:span></text:p>
      <text:p text:style-name="P5">With the exception of lib_version, the routines found in the clean_tools.so library are not intended to be used outside of build_beam5 and alfa_clean7. <text:s/></text:p>
      <text:p text:style-name="P5"/>
      <text:p text:style-name="P5"><text:span text:style-name="T8">C.4 – </text:span><text:span text:style-name="T3">Known Issues: </text:span><text:s/></text:p>
      <text:p text:style-name="P5">In order for OpenMP support to be enabled, clean_tools.so needs to be complied with a complier that has an OpenMP library that can be dlopen()ed and supports the -openmp complier flag. <text:s/>GCC versions <text:span text:style-name="T11">≥</text:span>4.3.0 meet these requirements as does the Intel C++ compiler version 10.1. <text:s/></text:p>
      <text:p text:style-name="P5"/>
      <text:p text:style-name="P5">When complied with OpenMP support and static scheduling, not all of the calls that build_beam5 makes to build_beam_worker produce valid results. <text:s/>The reason for this is not understood and there <text:s/>is nothing in common between failed calls, i.e., a failed setup can be run again and finish successfully. <text:s/>In the current version of build_beam_worker avoids this problem by setting the scheduling to dynamic and using a fixed chunk size of 200. <text:s/></text:p>
      <text:p text:style-name="P5"/>
      <text:p text:style-name="P3"><text:span text:style-name="T8">C.5 –</text:span> Limitations: <text:s/></text:p>
      <text:p text:style-name="P5">The beam modeling routine in clean_tools.so, build_beam_worker, is not as efficient as it could be. <text:s/>On a dual core machine with two threads, the peak processor usage is only ~150% with a mean ~130%. <text:s/>This is likely due to issues that arise from the relatively small computational load.</text:p>
      <text:p text:style-name="P5"/>
      <text:p text:style-name="P5"><text:soft-page-break/>The deconvolution routine in clean_tools.so, alfa_clean_worker, does not handle the continuum map at the same time as the spectral data. <text:s/>This leads to a slight loss in efficiency. <text:s/>This loss, however, is not so great as to warrant not using the clean_tool.so library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Luxi Sans1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3339in" style:type="center"/>
          <style:tab-stop style:position="6.6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5in" text:min-label-width="0.333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3</text:page-number> of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The General-Purpose Command Line Utilities</dc:title>
    <meta:initial-creator>Jayce Dowell</meta:initial-creator>
    <meta:creation-date>2008-05-26T00:39:00</meta:creation-date>
    <dc:date>2009-06-01T11:14:21</dc:date>
    <meta:print-date>2008-08-12T11:21:06</meta:print-date>
    <dc:language>en-US</dc:language>
    <meta:editing-cycles>159</meta:editing-cycles>
    <meta:editing-duration>PT43H18M26S</meta:editing-duration>
    <meta:document-statistic meta:table-count="10" meta:image-count="0" meta:object-count="0" meta:page-count="13" meta:paragraph-count="207" meta:word-count="4013" meta:character-count="23917"/>
    <meta:user-defined meta:name="Info 1"/>
    <meta:user-defined meta:name="Info 2"/>
    <meta:user-defined meta:name="Info 3"/>
    <meta:user-defined meta:name="Info 4"/>
  </office:meta>
</office:document-meta>
</file>